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ohit Devanagari1" svg:font-family="'Lohit Devanagari'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5e36" officeooo:paragraph-rsid="00045e36"/>
    </style:style>
    <style:style style:name="P2" style:family="paragraph" style:parent-style-name="Standard">
      <style:text-properties officeooo:rsid="00045e36" officeooo:paragraph-rsid="00067be2"/>
    </style:style>
    <style:style style:name="P3" style:family="paragraph" style:parent-style-name="Standard">
      <style:text-properties officeooo:rsid="00045e36" officeooo:paragraph-rsid="000b4726"/>
    </style:style>
    <style:style style:name="P4" style:family="paragraph" style:parent-style-name="Standard">
      <style:text-properties officeooo:rsid="00045e36" officeooo:paragraph-rsid="0013a78e"/>
    </style:style>
    <style:style style:name="P5" style:family="paragraph" style:parent-style-name="Standard">
      <style:text-properties officeooo:rsid="00045e36" officeooo:paragraph-rsid="00045e36" fo:background-color="#72bf44"/>
    </style:style>
    <style:style style:name="P6" style:family="paragraph" style:parent-style-name="Standard">
      <style:text-properties officeooo:rsid="00045e36" officeooo:paragraph-rsid="00067be2" fo:background-color="#72bf44"/>
    </style:style>
    <style:style style:name="P7" style:family="paragraph" style:parent-style-name="Standard">
      <style:text-properties officeooo:rsid="00045e36" officeooo:paragraph-rsid="0013a78e" fo:background-color="#72bf44"/>
    </style:style>
    <style:style style:name="P8" style:family="paragraph" style:parent-style-name="Standard">
      <style:text-properties officeooo:rsid="00045e36" officeooo:paragraph-rsid="00045e36" fo:background-color="#1b75bc"/>
    </style:style>
    <style:style style:name="P9" style:family="paragraph" style:parent-style-name="Standard">
      <style:text-properties officeooo:rsid="00045e36" officeooo:paragraph-rsid="00067be2" fo:background-color="#1b75bc"/>
    </style:style>
    <style:style style:name="P10" style:family="paragraph" style:parent-style-name="Standard">
      <style:text-properties style:text-position="0% 100%" officeooo:rsid="00045e36" officeooo:paragraph-rsid="00067be2" fo:background-color="#1b75bc" style:font-size-asian="10.5pt"/>
    </style:style>
    <style:style style:name="P11" style:family="paragraph" style:parent-style-name="Standard">
      <style:text-properties style:text-position="0% 100%" officeooo:rsid="00045e36" officeooo:paragraph-rsid="0013a78e" fo:background-color="#1b75bc" style:font-size-asian="10.5pt"/>
    </style:style>
    <style:style style:name="P12" style:family="paragraph" style:parent-style-name="Standard">
      <style:text-properties style:text-position="0% 100%" officeooo:rsid="0016f2e3" officeooo:paragraph-rsid="0016f2e3" fo:background-color="transparent"/>
    </style:style>
    <style:style style:name="P13" style:family="paragraph" style:parent-style-name="Standard">
      <style:text-properties officeooo:rsid="00045e36" officeooo:paragraph-rsid="00045e36" fo:background-color="transparent"/>
    </style:style>
    <style:style style:name="P14" style:family="paragraph" style:parent-style-name="Standard">
      <style:text-properties officeooo:rsid="00045e36" officeooo:paragraph-rsid="0007fff0" fo:background-color="transparent"/>
    </style:style>
    <style:style style:name="P15" style:family="paragraph" style:parent-style-name="Standard">
      <style:text-properties officeooo:rsid="000ef10b" officeooo:paragraph-rsid="000ef10b" fo:background-color="transparent"/>
    </style:style>
    <style:style style:name="P16" style:family="paragraph" style:parent-style-name="Standard">
      <style:text-properties officeooo:rsid="000ef10b" officeooo:paragraph-rsid="00120ff7" fo:background-color="transparent"/>
    </style:style>
    <style:style style:name="P17" style:family="paragraph" style:parent-style-name="Standard">
      <style:text-properties officeooo:rsid="0016f2e3" officeooo:paragraph-rsid="0016f2e3" fo:background-color="transparent"/>
    </style:style>
    <style:style style:name="P18" style:family="paragraph" style:parent-style-name="Standard">
      <style:text-properties officeooo:rsid="0017eba2" officeooo:paragraph-rsid="0017eba2" fo:background-color="transparent"/>
    </style:style>
    <style:style style:name="P19" style:family="paragraph" style:parent-style-name="Standard">
      <style:text-properties officeooo:rsid="0019929e" officeooo:paragraph-rsid="0019929e" fo:background-color="transparent"/>
    </style:style>
    <style:style style:name="P20" style:family="paragraph" style:parent-style-name="Standard">
      <style:text-properties officeooo:rsid="000800c4" officeooo:paragraph-rsid="000800c4"/>
    </style:style>
    <style:style style:name="P21" style:family="paragraph" style:parent-style-name="Standard">
      <style:text-properties style:text-position="super 58%" officeooo:rsid="00045e36" officeooo:paragraph-rsid="00067be2" fo:background-color="#1b75bc"/>
    </style:style>
    <style:style style:name="P22" style:family="paragraph" style:parent-style-name="Standard">
      <style:text-properties officeooo:paragraph-rsid="001e8ff2"/>
    </style:style>
    <style:style style:name="P23" style:family="paragraph" style:parent-style-name="Standard">
      <style:text-properties officeooo:paragraph-rsid="00207dc3"/>
    </style:style>
    <style:style style:name="P24" style:family="paragraph" style:parent-style-name="Standard">
      <style:text-properties officeooo:paragraph-rsid="0020c7cd"/>
    </style:style>
    <style:style style:name="P25" style:family="paragraph" style:parent-style-name="Standard">
      <style:text-properties officeooo:rsid="0022b740" officeooo:paragraph-rsid="0022b740"/>
    </style:style>
    <style:style style:name="P26" style:family="paragraph" style:parent-style-name="Standard">
      <style:text-properties fo:color="#000000" officeooo:rsid="001e8ff2" officeooo:paragraph-rsid="001e8ff2" fo:background-color="transparent"/>
    </style:style>
    <style:style style:name="P27" style:family="paragraph" style:parent-style-name="Standard">
      <style:text-properties fo:color="#000000" officeooo:rsid="00207dc3" officeooo:paragraph-rsid="00207dc3" fo:background-color="transparent"/>
    </style:style>
    <style:style style:name="P28" style:family="paragraph" style:parent-style-name="Standard">
      <style:text-properties officeooo:paragraph-rsid="00238555"/>
    </style:style>
    <style:style style:name="P29" style:family="paragraph" style:parent-style-name="Standard">
      <style:text-properties officeooo:paragraph-rsid="0028e358"/>
    </style:style>
    <style:style style:name="P30" style:family="paragraph" style:parent-style-name="Standard">
      <style:paragraph-properties fo:break-before="page"/>
      <style:text-properties fo:font-weight="bold" officeooo:rsid="000ef10b" officeooo:paragraph-rsid="000ef10b" fo:background-color="transparent" style:font-weight-asian="bold" style:font-weight-complex="bold"/>
    </style:style>
    <style:style style:name="P31" style:family="paragraph" style:parent-style-name="Standard">
      <style:paragraph-properties fo:text-align="center" style:justify-single-word="false" fo:break-before="page"/>
      <style:text-properties fo:color="#000000" fo:font-size="16pt" fo:font-weight="bold" officeooo:rsid="0034ffed" officeooo:paragraph-rsid="00369bae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courier new" fo:font-size="16pt" fo:font-weight="bold" officeooo:rsid="00383bdf" officeooo:paragraph-rsid="00383bdf" style:font-size-asian="16pt" style:font-weight-asian="bold" style:font-size-complex="16pt" style:font-weight-complex="bold"/>
    </style:style>
    <style:style style:name="P33" style:family="paragraph" style:parent-style-name="Standard">
      <style:text-properties style:font-name="courier new" fo:font-size="10pt" officeooo:rsid="00369bae" officeooo:paragraph-rsid="00369bae"/>
    </style:style>
    <style:style style:name="P34" style:family="paragraph" style:parent-style-name="Standard">
      <style:text-properties style:font-name="courier new" fo:font-size="10pt" officeooo:rsid="00397b66" officeooo:paragraph-rsid="00383bdf"/>
    </style:style>
    <style:style style:name="T1" style:family="text">
      <style:text-properties style:text-position="super 58%" fo:background-color="transparent" loext:char-shading-value="0"/>
    </style:style>
    <style:style style:name="T2" style:family="text">
      <style:text-properties style:text-position="super 58%" officeooo:rsid="00045e36"/>
    </style:style>
    <style:style style:name="T3" style:family="text">
      <style:text-properties officeooo:rsid="00067be2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7be2"/>
    </style:style>
    <style:style style:name="T6" style:family="text">
      <style:text-properties style:text-position="0% 100%" officeooo:rsid="0013a78e"/>
    </style:style>
    <style:style style:name="T7" style:family="text">
      <style:text-properties style:text-position="0% 100%" officeooo:rsid="00045e36"/>
    </style:style>
    <style:style style:name="T8" style:family="text">
      <style:text-properties style:text-position="0% 100%" officeooo:rsid="0017eba2"/>
    </style:style>
    <style:style style:name="T9" style:family="text">
      <style:text-properties officeooo:rsid="00076829"/>
    </style:style>
    <style:style style:name="T10" style:family="text">
      <style:text-properties officeooo:rsid="0008ac7b"/>
    </style:style>
    <style:style style:name="T11" style:family="text">
      <style:text-properties officeooo:rsid="00096597"/>
    </style:style>
    <style:style style:name="T12" style:family="text">
      <style:text-properties officeooo:rsid="000b4726" fo:background-color="transparent" loext:char-shading-value="0"/>
    </style:style>
    <style:style style:name="T13" style:family="text">
      <style:text-properties officeooo:rsid="000c55dc"/>
    </style:style>
    <style:style style:name="T14" style:family="text">
      <style:text-properties fo:color="#000000"/>
    </style:style>
    <style:style style:name="T15" style:family="text">
      <style:text-properties fo:color="#000000" fo:language="en" fo:country="US"/>
    </style:style>
    <style:style style:name="T16" style:family="text">
      <style:text-properties fo:color="#000000" fo:language="en" fo:country="US" officeooo:rsid="001e8ff2"/>
    </style:style>
    <style:style style:name="T17" style:family="text">
      <style:text-properties fo:color="#000000" fo:background-color="transparent" loext:char-shading-value="0"/>
    </style:style>
    <style:style style:name="T18" style:family="text">
      <style:text-properties fo:color="#000000" officeooo:rsid="001e8ff2" fo:background-color="transparent" loext:char-shading-value="0"/>
    </style:style>
    <style:style style:name="T19" style:family="text">
      <style:text-properties fo:color="#000000" officeooo:rsid="00207dc3" fo:background-color="transparent" loext:char-shading-value="0"/>
    </style:style>
    <style:style style:name="T20" style:family="text">
      <style:text-properties fo:color="#000000" officeooo:rsid="0020c7cd" fo:background-color="transparent" loext:char-shading-value="0"/>
    </style:style>
    <style:style style:name="T21" style:family="text">
      <style:text-properties fo:color="#000000" officeooo:rsid="0028e358" fo:background-color="transparent" loext:char-shading-value="0"/>
    </style:style>
    <style:style style:name="T22" style:family="text">
      <style:text-properties fo:color="#000000" officeooo:rsid="002c19b1" fo:background-color="transparent" loext:char-shading-value="0"/>
    </style:style>
    <style:style style:name="T23" style:family="text">
      <style:text-properties fo:color="#000000" style:font-name="Consolas" fo:font-size="10.5pt" officeooo:rsid="001e8ff2" fo:background-color="transparent" loext:char-shading-value="0"/>
    </style:style>
    <style:style style:name="T24" style:family="text">
      <style:text-properties fo:color="#000000" style:font-name="Consolas" fo:font-size="10.5pt" officeooo:rsid="0020c7cd" fo:background-color="transparent" loext:char-shading-value="0"/>
    </style:style>
    <style:style style:name="T25" style:family="text">
      <style:text-properties fo:color="#000000" officeooo:rsid="002c19b1" fo:background-color="#72bf44" loext:char-shading-value="0"/>
    </style:style>
    <style:style style:name="T26" style:family="text">
      <style:text-properties officeooo:rsid="00120ff7"/>
    </style:style>
    <style:style style:name="T27" style:family="text">
      <style:text-properties officeooo:rsid="0013a78e"/>
    </style:style>
    <style:style style:name="T28" style:family="text">
      <style:text-properties officeooo:rsid="0016f2e3"/>
    </style:style>
    <style:style style:name="T29" style:family="text">
      <style:text-properties officeooo:rsid="001bb064"/>
    </style:style>
    <style:style style:name="T30" style:family="text">
      <style:text-properties officeooo:rsid="00238555"/>
    </style:style>
    <style:style style:name="T31" style:family="text">
      <style:text-properties fo:color="#000080" fo:font-size="12pt" fo:language="zxx" fo:country="none" style:text-underline-style="solid" style:text-underline-width="auto" style:text-underline-color="font-color" officeooo:rsid="00207dc3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32" style:family="text">
      <style:text-properties fo:font-size="12pt" officeooo:rsid="00238555" style:font-size-asian="12pt" style:font-size-complex="12pt"/>
    </style:style>
    <style:style style:name="T33" style:family="text">
      <style:text-properties style:font-name="courier new" fo:font-size="10pt"/>
    </style:style>
    <style:style style:name="T34" style:family="text">
      <style:text-properties style:font-name="courier new" fo:font-size="10pt" officeooo:rsid="0028e358"/>
    </style:style>
    <style:style style:name="T35" style:family="text">
      <style:text-properties officeooo:rsid="0028e358"/>
    </style:style>
    <style:style style:name="T36" style:family="text">
      <style:text-properties officeooo:rsid="00238555" fo:background-color="#72bf44" loext:char-shading-value="0"/>
    </style:style>
    <style:style style:name="T37" style:family="text">
      <style:text-properties officeooo:rsid="00238555" fo:background-color="#1b75bc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Целевая задача — съемка изделия в хорошем качестве, <text:span text:style-name="T10">при котором хорошо видно пайку элементов и сами элементы</text:span></text:p>
      <text:p text:style-name="P1"/>
      <text:p text:style-name="P1">1. Разрешение съемки камеры, <text:span text:style-name="T11">px/cm</text:span></text:p>
      <text:p text:style-name="P5">Допустимо — <text:span text:style-name="T28">4</text:span>00</text:p>
      <text:p text:style-name="P8">Желательно — 1000</text:p>
      <text:p text:style-name="P8"/>
      <text:p text:style-name="P3">2. Поле съемки, <text:span text:style-name="T12">cm</text:span><text:span text:style-name="T1">2</text:span></text:p>
      <text:p text:style-name="P5">Допустимо — 3 </text:p>
      <text:p text:style-name="P8">Желательно — 8</text:p>
      <text:p text:style-name="P9"/>
      <text:p text:style-name="P2"><text:span text:style-name="T3">3</text:span>. <text:span text:style-name="T27">Углы съемки</text:span></text:p>
      <text:p text:style-name="P6">Допустимо — <text:span text:style-name="T3">обычный объектив,</text:span><text:span text:style-name="T5"> высота съемки — 20 см</text:span></text:p>
      <text:p text:style-name="P10">Желательно — <text:span text:style-name="T13">телескопический объектив</text:span></text:p>
      <text:p text:style-name="P21"/>
      <text:p text:style-name="P4"><text:span text:style-name="T27">4.</text:span> <text:span text:style-name="T27">Наличие возможности управления через SDK с подключением к ПК</text:span></text:p>
      <text:p text:style-name="P7">Допустимо — <text:span text:style-name="T6">Да, управление съемкой и передача снимков на ПК, либо передача видеопотока</text:span></text:p>
      <text:p text:style-name="P11">Желательно — <text:span text:style-name="T27">управление фокусом, управление зумом</text:span></text:p>
      <text:p text:style-name="P21"/>
      <text:p text:style-name="P1"><text:span text:style-name="T27">5</text:span>. Особенности камеры</text:p>
      <text:p text:style-name="P5">Допустимо — без особенностей</text:p>
      <text:p text:style-name="P8">Желательно: <text:span text:style-name="T9">у</text:span>правление фокусом, <text:span text:style-name="T3">а</text:span>втофокус</text:p>
      <text:p text:style-name="P13"/>
      <text:p text:style-name="P14">1. Разрешение съемки камеры</text:p>
      <text:p text:style-name="P14"/>
      <text:p text:style-name="P15"/>
      <text:p text:style-name="P30">Текст письма.</text:p>
      <text:p text:style-name="P15"/>
      <text:p text:style-name="P15">Добрый день, <text:span text:style-name="T26">не могли бы вы выслать свое коммерческое предложение на покупку у вас камеры и соответствующей оптики для создания системы съемки микросхем в высоком разрешении на нашем координатном столе</text:span></text:p>
      <text:p text:style-name="P15"/>
      <text:p text:style-name="P17">Интересует камера, которая сможет производить съемку в следующем режиме:</text:p>
      <text:p text:style-name="P17">1. Не менее 3 см<text:span text:style-name="T2">2</text:span> поле зрения (чем больше, тем лучше)</text:p>
      <text:p text:style-name="P17">2. Увеличения с не интерполированным разрешением не менее чем в 400-500 пикселей на сантиметр (для поля <text:s/>3 см<text:span text:style-name="T2">2</text:span><text:span text:style-name="T7"> — </text:span><text:span text:style-name="T4">изображение не менее 600 000 пикселей, для большего поля — больше)</text:span></text:p>
      <text:p text:style-name="P17"><text:span text:style-name="T4">3. </text:span><text:span text:style-name="T8">Т</text:span><text:span text:style-name="T4">елескопический объектив </text:span><text:span text:style-name="T8">(предпочтительно)</text:span><text:span text:style-name="T4">, либо же обычный объектив с высотой съемки не менее 15 сантиметров над поверхностью объекта</text:span></text:p>
      <text:p text:style-name="P12">4. Наличие SDK, через которое можно взаимодействовать с камерой — как минимум получать видеопоток или файл изображения на компьютер. Очень желательно наличие функции у камеры и у SDK по управлению фокусом, желательно также наличие автофокуса и управления увеличением</text:p>
      <text:p text:style-name="P12"/>
      <text:p text:style-name="P18">Просим выслать коммерческое предложение, можно сразу счёт. Реквизиты нашей компании во вложении.</text:p>
      <text:p text:style-name="P19">Сообщите, пожалуйста, в какой срок можно <text:span text:style-name="T29">возможно подготовить</text:span> предложение <text:span text:style-name="T29">и счет</text:span> — получится ли до 23 декабря? <text:span text:style-name="T29">А также примерные сроки поставки</text:span></text:p>
      <text:p text:style-name="P15"/>
      <text:p text:style-name="P16">Краснов Андрей, <text:span text:style-name="T26">инженер-программист</text:span> <text:span text:style-name="T14">ООО «ИРЗ Первая линия»</text:span></text:p>
      <text:p text:style-name="P31">Камеры машинного обучения</text:p>
      <text:p text:style-name="P26">Письма (ориентир на 23 декабря) <text:s/></text:p>
      <text:p text:style-name="P26"/>
      <text:p text:style-name="P23"><text:span text:style-name="T18">1. </text:span><text:a xlink:type="simple" xlink:href="mailto:info@vitec.ru" text:style-name="Internet_20_link" text:visited-style-name="Visited_20_Internet_20_Link">info@vitec.ru</text:a><text:span text:style-name="T19"> <text:s/>«ВиТэк», </text:span><text:span text:style-name="T17">г. Санкт-Петербург. </text:span><text:span text:style-name="T22">Елена Сорока. </text:span><text:span text:style-name="T25">Запросил счет,</text:span><text:span text:style-name="T22"> запросил предложение с телецентрикой</text:span></text:p>
      <text:p text:style-name="P27"/>
      <text:p text:style-name="P22"><text:span text:style-name="T20">2</text:span><text:span text:style-name="T18">. ООО «Сенсотек» (</text:span><text:span text:style-name="T15">Cognex</text:span><text:span text:style-name="T16">)</text:span><text:span text:style-name="T18"> - менеджер по телефону принял наши требования и обещал подготовить предложение. </text:span><text:span text:style-name="T21">Прислал письмо с направлением к Бик-Информ (5), которые делают линзы, а Сенсотек поставляет </text:span></text:p>
      <text:p text:style-name="P26"/>
      <text:p text:style-name="P24"><text:span text:style-name="T18">3. </text:span><text:a xlink:type="simple" xlink:href="mailto:sales_group@cameralab.ru" text:style-name="Internet_20_link" text:visited-style-name="Visited_20_Internet_20_Link">sales_group@cameralab.ru</text:a><text:span text:style-name="T18"> <text:s/></text:span><text:span text:style-name="T23">ООО «КамераЛаб», г. Королев </text:span><text:span text:style-name="T24">Московской обл.</text:span></text:p>
      <text:p text:style-name="P25">Поговорил по телефону, <text:span text:style-name="T30">попросили форму для немцев. </text:span><text:span text:style-name="T37">Запросил предложение, счет не дают</text:span></text:p>
      <text:p text:style-name="P25"/>
      <text:p text:style-name="P28"><text:span text:style-name="T32">4. </text:span><text:span text:style-name="T31">akrikunov@cameraiq.ru </text:span><text:span text:style-name="T32">«</text:span><text:span text:style-name="T30">Camera IQ», г. Москва. Поговорил по телефону. Жду предложений вариантов на почту. </text:span><text:span text:style-name="T36">Запросил счет</text:span></text:p>
      <text:p text:style-name="P28"/>
      <text:p text:style-name="P29"><text:span text:style-name="T35">5. </text:span><text:a xlink:type="simple" xlink:href="https://e.mail.ru/compose/?mailto=mailto%3Apav@bic%2Dinform.ru" office:target-frame-name="_blank" xlink:show="new" text:style-name="Internet_20_link" text:visited-style-name="Visited_20_Internet_20_Link"><text:span text:style-name="T33">pav@bic-inform.ru</text:span></text:a><text:span text:style-name="T35"> ООО «</text:span><text:span text:style-name="T33">БИК-Информ». </text:span><text:span text:style-name="T34">Попросил перезвонить Поляков Александр <text:s/>89112158826</text:span></text:p>
      <text:p text:style-name="P32">Цифровые микроскопы</text:p>
      <text:p text:style-name="P33"/>
      <text:p text:style-name="P34">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ohit Devanagari1" svg:font-family="'Lohit Devanagari'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08:01:21.826344378</meta:creation-date>
    <dc:date>2020-12-22T16:46:52.699641329</dc:date>
    <meta:editing-duration>PT16H7M8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4" meta:paragraph-count="37" meta:word-count="359" meta:character-count="2615" meta:non-whitespace-character-count="2269"/>
  </office:meta>
</office:document-meta>
</file>